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gmentReader.incRe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gmentReader.terms( Term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gmentReader.decRefReaderNotNor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Reader.getSegm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Reader.incRefReaderNotNor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Reader.get( Directory dir , SegmentInfo si , SegmentInfos sis , boolean closeDir , boolean ownDir , int read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Reader.getFieldNames( IndexReader . FieldOption fieldOption )</text:p>
          </table:table-cell>
          <table:table-cell office:value-type="float" office:value="30">
            <text:p text:style-name="Table_20_Contents">30</text:p>
          </table:table-cell>
          <table:table-cell office:value-type="float" office:value="37">
            <text:p text:style-name="Table_20_Contents">37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SegmentReader.getTermInfosIndexDivi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Reader.hasDeletions( SegmentInfo s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Reader.initialize( SegmentInfo si , int readBufferSize , boolean doOpenStores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9">
            <text:p text:style-name="Table_20_Contents">19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Norm.reWrite( SegmentInfo s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gmentReader.fakeNorm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gmentReader.max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Reader.numDoc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gmentReader.termDo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gmentReader.getTermFreqVectors( int docNumb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gmentReader.ter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gmentReader.get( SegmentInfo si , boolean doOpenSto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Reader.norms( String field , byte [ ] bytes , int offs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egmentReader.getNorms( String fiel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gmentReader.getTermFreqVector( int docNumber , String fiel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gmentReader.doClose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Norm.inc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gmentReader.get( boolean readOnly , SegmentInfos sis , SegmentInfo si , boolean close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Reader.getFields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Reader.hasNorms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gmentReader.document( int n , FieldSelector fieldSelec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gmentReader.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Reader.createFakeNorms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gmentReader.get( SegmentInfo si , int readBufferSize , boolean doOpenSto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Reader.getFieldInf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Reader.get( boolean readOnly , SegmentInfo si , int readBufferSize , boolean doOpenSto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Reader.fieldInf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Reader.getTermVectorsRead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orm.decRe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gmentReader.getSegmen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Reader.loadDeletedDoc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gmentReader.commitChange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egmentReader.getTermFreqVector( int docNumber , String field , TermVectorMapper mapp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gmentReader.termPos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gmentReader.doDelete( int docNu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gmentReader.rollbackComm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gmentReader.get( SegmentInfo si , int read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Reader.normsClose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gmentReader.doReopen( SegmentInfos info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egmentReader.reopenSegment( SegmentInfo si )</text:p>
          </table:table-cell>
          <table:table-cell office:value-type="float" office:value="28">
            <text:p text:style-name="Table_20_Contents">28</text:p>
          </table:table-cell>
          <table:table-cell office:value-type="float" office:value="25">
            <text:p text:style-name="Table_20_Contents">25</text:p>
          </table:table-cell>
          <table:table-cell office:value-type="float" office:value="109">
            <text:p text:style-name="Table_20_Contents">109</text:p>
          </table:table-cell>
        </table:table-row>
        <table:table-row>
          <table:table-cell office:value-type="string">
            <text:p text:style-name="Table_20_Contents">SegmentReader.startComm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gmentReader.decRe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gmentReader.isDeleted( int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Reader.hasDele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Reader.getTermFreqVector( int docNumber , TermVectorMapper mapp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gmentReader.openNorms( Directory cfsDir , int readBufferSiz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SegmentReader.normsClosed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gmentReader.get( boolean readOnly , SegmentInfo s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Reader.hasSeparateNorms( SegmentInfo s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Reader.doUndelete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rm.Norm( IndexInput in , boolean useSingleNormStream , int number , long normSee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gmentReader.norms( String fie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gmentReader.get( boolean readOnly , Directory dir , SegmentInfo si , SegmentInfos sis , boolean closeDir , boolean ownDir , int readBufferSize , boolean doOpenStor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orm.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gmentReader.setTermInfosIndexDivisor( int indexDivi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Reader.docFreq( Term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gmentReader.usesCompoundFile( SegmentInfo s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Reader.setSegmentInfo( SegmentInfo 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Reader.doSetNorm( int doc , String field , byte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gmentReader.get( SegmentInfo s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